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Mono2" svg:font-family="'Liberation Mono'" style:font-pitch="variable"/>
    <style:font-face style:name="Liberation Serif1" svg:font-family="'Liberation Serif'" style:font-pitch="variable"/>
    <style:font-face style:name="Liberation Mono3" svg:font-family="'Liberation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85bdd" officeooo:paragraph-rsid="00185bdd"/>
    </style:style>
    <style:style style:name="P2" style:family="paragraph" style:parent-style-name="Standard">
      <style:paragraph-properties fo:line-height="150%" fo:text-align="center" style:justify-single-word="false"/>
      <style:text-properties fo:font-size="16pt" fo:font-weight="bold" officeooo:rsid="00185bdd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50%"/>
      <style:text-properties fo:font-size="14pt" fo:font-weight="bold" officeooo:rsid="00185bdd" officeooo:paragraph-rsid="00185bdd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line-height="150%" fo:text-indent="11.599cm" style:auto-text-indent="false" fo:background-color="transparent"/>
      <style:text-properties officeooo:rsid="0021fc29" officeooo:paragraph-rsid="0021fc29"/>
    </style:style>
    <style:style style:name="P5" style:family="paragraph" style:parent-style-name="Standard" style:master-page-name="">
      <loext:graphic-properties draw:fill="none"/>
      <style:paragraph-properties fo:margin-left="0cm" fo:margin-right="0cm" fo:line-height="150%" fo:text-indent="11.599cm" style:auto-text-indent="false" style:page-number="auto" fo:background-color="transparent"/>
      <style:text-properties officeooo:rsid="00185bdd" officeooo:paragraph-rsid="00185bdd"/>
    </style:style>
    <style:style style:name="P6" style:family="paragraph" style:parent-style-name="Standard" style:list-style-name="L1">
      <style:paragraph-properties fo:line-height="150%"/>
      <style:text-properties officeooo:rsid="00185bdd" officeooo:paragraph-rsid="00185bdd"/>
    </style:style>
    <style:style style:name="P7" style:family="paragraph" style:parent-style-name="Standard" style:list-style-name="L1">
      <style:paragraph-properties fo:line-height="150%"/>
      <style:text-properties fo:font-size="14pt" fo:font-weight="bold" officeooo:rsid="00185bdd" officeooo:paragraph-rsid="00185bdd" style:font-size-asian="14pt" style:font-weight-asian="bold" style:font-size-complex="14pt" style:font-weight-complex="bold"/>
    </style:style>
    <style:style style:name="P8" style:family="paragraph" style:parent-style-name="Standard" style:list-style-name="L2">
      <style:paragraph-properties fo:line-height="150%"/>
      <style:text-properties officeooo:rsid="0020a82d" officeooo:paragraph-rsid="0020a82d"/>
    </style:style>
    <style:style style:name="P9" style:family="paragraph" style:parent-style-name="Standard" style:list-style-name="L1">
      <style:paragraph-properties fo:line-height="150%"/>
      <style:text-properties officeooo:rsid="00195851" officeooo:paragraph-rsid="00195851"/>
    </style:style>
    <style:style style:name="P10" style:family="paragraph" style:parent-style-name="Standard" style:list-style-name="L1">
      <style:paragraph-properties fo:line-height="150%"/>
      <style:text-properties officeooo:rsid="00195851" officeooo:paragraph-rsid="0019eb60"/>
    </style:style>
    <style:style style:name="P11" style:family="paragraph" style:parent-style-name="Standard" style:list-style-name="L3">
      <style:paragraph-properties fo:line-height="150%"/>
      <style:text-properties officeooo:rsid="001d1b57" officeooo:paragraph-rsid="001d1b57"/>
    </style:style>
    <style:style style:name="P12" style:family="paragraph" style:parent-style-name="Standard" style:list-style-name="L1">
      <style:paragraph-properties fo:line-height="150%"/>
      <style:text-properties officeooo:paragraph-rsid="00185bdd"/>
    </style:style>
    <style:style style:name="P13" style:family="paragraph">
      <style:paragraph-properties fo:line-height="150%"/>
    </style:style>
    <style:style style:name="P14" style:family="paragraph">
      <loext:graphic-properties draw:fill="none" draw:fill-color="#ffffff"/>
      <style:paragraph-properties fo:line-height="150%"/>
      <style:text-properties fo:font-size="12pt"/>
    </style:style>
    <style:style style:name="P15" style:family="paragraph">
      <loext:graphic-properties draw:fill="none" draw:fill-color="#ffffff"/>
      <style:text-properties style:font-name="Liberation Mono"/>
    </style:style>
    <style:style style:name="T1" style:family="text">
      <style:text-properties officeooo:rsid="00185bdd"/>
    </style:style>
    <style:style style:name="T2" style:family="text">
      <style:text-properties officeooo:rsid="001953ff"/>
    </style:style>
    <style:style style:name="T3" style:family="text">
      <style:text-properties officeooo:rsid="00195851"/>
    </style:style>
    <style:style style:name="T4" style:family="text">
      <style:text-properties officeooo:rsid="0019eb60"/>
    </style:style>
    <style:style style:name="T5" style:family="text">
      <style:text-properties officeooo:rsid="001dd2ae"/>
    </style:style>
    <style:style style:name="T6" style:family="text">
      <style:text-properties fo:language="pt" fo:country="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85bdd" style:font-size-asian="14pt" style:font-weight-asian="bold" style:font-size-complex="14pt" style:font-weight-complex="bold"/>
    </style:style>
    <style:style style:name="T10" style:family="text">
      <style:text-properties officeooo:rsid="00260810"/>
    </style:style>
    <style:style style:name="T11" style:family="text">
      <style:text-properties officeooo:rsid="0027c0ff"/>
    </style:style>
    <style:style style:name="T12" style:family="text">
      <style:text-properties officeooo:rsid="00290f92"/>
    </style:style>
    <style:style style:name="T13" style:family="text">
      <style:text-properties style:font-name="Liberation Mono1" fo:font-size="12pt"/>
    </style:style>
    <style:style style:name="T14" style:family="text">
      <style:text-properties style:font-name="Liberation Mono" fo:font-size="12pt"/>
    </style:style>
    <style:style style:name="T15" style:family="text">
      <style:text-properties style:font-name="Liberation Mono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23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4.237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balho Prático 01</text:p>
      <text:p text:style-name="P5">João Moreno Rodrigues Falcão</text:p>
      <text:p text:style-name="P4">2015058510</text:p>
      <text:p text:style-name="P1"/>
      <text:list xml:id="list2322964705080277062" text:style-name="L1">
        <text:list-item>
          <text:p text:style-name="P6"><text:span text:style-name="T8">Introdução</text:span><text:line-break/><text:span text:style-name="T2">Esse trabalho tem como objetivo exercitar os conhecimentos em modularização de códigos, recursividade, alocação dinâmica e estruturas de dados. A tarefa do programa é percorrer um arquivo PGM em busca de um pixel de valor zero. Buscamos recursivamente e empilhamos a sua posição para manter a memória do caminho percorrido. Dessa forma utilizamos os conhecimentos sobre pilhas, para gerenciar o caminho percorrido; sobre recursividade, para implementar a lógica de busca do pixel de valor zero; e sobre abertura e fechamento de arquivos, para ler a imagem.<text:line-break/></text:span></text:p>
        </text:list-item>
        <text:list-item>
          <text:p text:style-name="P6"><text:span text:style-name="T8">Implementação</text:span><text:line-break/><text:span text:style-name="T2">O código foi dividido em três módulos, Pilha, PGM e Recursiva. No módulo Pilha está implementada a estrutura de dados Pilha, com todas as funções necessárias para a sua manipulação. No módulo PGM está a estrutura de dados para imagens PGM, com as funções de leitura e escrita implementadas. No módulo Recursiva encontramos as funções responsáveis por gerenciar as chamadas de outros módulos e realizar toda a lógica recursiva do programa.<text:line-break/></text:span></text:p>
        </text:list-item>
        <text:list-item>
          <text:p text:style-name="P7">Análise de Complexidade</text:p>
        </text:list-item>
      </text:list>
      <text:list xml:id="list6147789157545933622" text:style-name="L2">
        <text:list-item>
          <text:list>
            <text:list-item>
              <text:p text:style-name="P8"><text:span text:style-name="T7">Módulo Pilha</text:span><text:line-break/><text:span text:style-name="T10">As funções desse módulo tem complexidade sempre linear ou constante, pois se tratam de funções de alocação de memória e de busca sequencial em pilhas.</text:span></text:p>
            </text:list-item>
            <text:list-item>
              <text:p text:style-name="P8"><text:span text:style-name="T7">Módulo PGM</text:span><text:line-break/><text:span text:style-name="T12">As funções desse módulo tem complexidade constante ou linear com relação ao número de pixels da imagem, pois se tratam de funções de alocação e desalocação de memória para armazenar imagens do tipo PGM.</text:span></text:p>
            </text:list-item>
            <text:list-item>
              <text:p text:style-name="P8"><text:span text:style-name="T7">Módulo Recursiva</text:span><text:line-break/><text:span text:style-name="T12">A função ImprimeCaminho tem complexidade linear com dependência no tamanho da pilha que recebe. Já a função BuscaCaminho tem complexidade no melhor caso constante, quando o pixel de valor 0 é o pixel inicial, e no pior caso é linear com relação ao número de pixels, pois no pior caso a função irá percorrer topos os pixels da imagem.</text:span></text:p>
            </text:list-item>
          </text:list>
        </text:list-item>
      </text:list>
      <text:list xml:id="list101417657541665" text:continue-list="list2322964705080277062" text:style-name="L1">
        <text:list-item>
          <text:p text:style-name="P6"><draw:frame text:anchor-type="paragraph" draw:z-index="1" draw:name="Forma2" draw:style-name="gr2" draw:text-style-name="P14" svg:width="15.507cm" svg:height="0.535cm" svg:x="1.438cm" svg:y="1.565cm"><draw:text-box><text:p text:style-name="P13"><text:span text:style-name="T14">$ gcc main.c recursiva.c pilha.c PGM.c -Wall -Werror -Wextra</text:span></text:p></draw:text-box></draw:frame><text:soft-page-break/><text:span text:style-name="T8">Testes</text:span><text:line-break/><text:span text:style-name="T3">Os testes realizados foram um sucesso. O código foi compilado utilizando o comando:<text:line-break/></text:span></text:p>
          <text:p text:style-name="P9">E não gerou nenhum aviso ou erro. Quando estudado pelo programa Valgrind, ele também não gerou nenhum erro ou aviso, foi utilizado o comando:</text:p>
          <text:p text:style-name="P10"><draw:frame text:anchor-type="paragraph" draw:z-index="2" draw:name="Forma3" draw:style-name="gr3" draw:text-style-name="P15" svg:width="14.639cm" svg:height="0.514cm" svg:x="1.371cm" svg:y="0.191cm"><draw:text-box><text:p><text:span text:style-name="T15">$ valgrind --leak-check=full -v ./a.out input/teste1.pgm </text:span></text:p></draw:text-box></draw:frame><text:line-break/><text:span text:style-name="T4">A execução do programa gerou esse resultado:<text:line-break/></text:span><draw:frame text:anchor-type="char" draw:z-index="3" draw:name="Forma1" draw:style-name="gr4" draw:text-style-name="P14" svg:width="16.031cm" svg:height="4.238cm" svg:x="1.36cm" svg:y="4.394cm"><draw:text-box><text:p text:style-name="P13"><text:span text:style-name="T13">$ ./a.out input/teste2.pgm </text:span></text:p><text:p text:style-name="P13"><text:span text:style-name="T13"/></text:p><text:p text:style-name="P13"><text:span text:style-name="T13">(0,0), (1,0), (2,0), (2,1), (1,1), (1,2), (0,2), (0,3), </text:span><text:span text:style-name="T13">(1,3), (1,4), (0,4), (0,5), (1,5), (2,5), (2,4), (3,4), </text:span><text:span text:style-name="T13">(4,4), (4,3), (3,3), (3,2), (4,2), (5,2), (5,1), (6,1), </text:span><text:span text:style-name="T13">(7,1), (8,1), (8,0), (9,0), (9,1), (9,2), (9,3), (9,4), </text:span><text:span text:style-name="T13">(9,5), (8,5), (7,5), (7,6).</text:span></text:p></draw:text-box></draw:frame><text:span text:style-name="T4">Que era o esperado. Quando executamos para o arquivo teste2 essa é a resposta:</text:span><draw:frame text:anchor-type="char" draw:z-index="0" draw:name="Forma1" draw:style-name="gr1" draw:text-style-name="P14" svg:width="13.376cm" svg:height="2.23cm" svg:x="1.339cm" svg:y="1.542cm"><draw:text-box><text:p text:style-name="P13"><text:span text:style-name="T13">$ ./a.out input/teste1.pgm</text:span><text:span text:style-name="T13"><text:line-break/></text:span><text:span text:style-name="T13"><text:line-break/></text:span><text:span text:style-name="T13">(0,0), (0,1), (1,1), (1,2), (2,2).</text:span></text:p></draw:text-box></draw:frame><text:span text:style-name="T4"><text:line-break/>Que também era a resposta esperada.<text:line-break/></text:span></text:p>
        </text:list-item>
        <text:list-item>
          <text:p text:style-name="P12"><text:span text:style-name="T9">Conclusão</text:span><text:span text:style-name="T1"><text:line-break/>O trabalho foi um sucesso. Exercitei os conteúdos programados e o resultado foi satisfatório.</text:span></text:p>
        </text:list-item>
      </text:list>
      <text:p text:style-name="P1"/>
      <text:p text:style-name="P3">Anexos</text:p>
      <text:list xml:id="list7589796570412510108" text:style-name="L3">
        <text:list-item>
          <text:p text:style-name="P11">main.c</text:p>
        </text:list-item>
        <text:list-item>
          <text:p text:style-name="P11">recursiva.c</text:p>
        </text:list-item>
        <text:list-item>
          <text:p text:style-name="P11">recursiva.h</text:p>
        </text:list-item>
        <text:list-item>
          <text:p text:style-name="P11">PGM.c</text:p>
        </text:list-item>
        <text:list-item>
          <text:p text:style-name="P11">PGM.h</text:p>
        </text:list-item>
        <text:list-item>
          <text:p text:style-name="P11">Pilha.c</text:p>
        </text:list-item>
        <text:list-item>
          <text:p text:style-name="P11">Pilha.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Mono2" svg:font-family="'Liberation Mono'" style:font-pitch="variable"/>
    <style:font-face style:name="Liberation Serif1" svg:font-family="'Liberation Serif'" style:font-pitch="variable"/>
    <style:font-face style:name="Liberation Mono3" svg:font-family="'Liberation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5:26:03.280000000</meta:creation-date>
    <dc:date>2017-05-22T10:14:16.604724961</dc:date>
    <meta:editing-duration>PT1H23M30S</meta:editing-duration>
    <meta:editing-cycles>10</meta:editing-cycles>
    <meta:generator>LibreOffice/5.2.7.2$Linux_X86_64 LibreOffice_project/20m0$Build-2</meta:generator>
    <meta:document-statistic meta:table-count="0" meta:image-count="0" meta:object-count="0" meta:page-count="2" meta:paragraph-count="21" meta:word-count="397" meta:character-count="2401" meta:non-whitespace-character-count="2035"/>
  </office:meta>
</office:document-meta>
</file>